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485cm"/>
    </style:style>
    <style:style style:name="Tableau1.B" style:family="table-column">
      <style:table-column-properties style:column-width="1.009cm"/>
    </style:style>
    <style:style style:name="Tableau1.C" style:family="table-column">
      <style:table-column-properties style:column-width="1.125cm"/>
    </style:style>
    <style:style style:name="Tableau1.D" style:family="table-column">
      <style:table-column-properties style:column-width="0.73cm"/>
    </style:style>
    <style:style style:name="Tableau1.E" style:family="table-column">
      <style:table-column-properties style:column-width="11.65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Heading_20_2">
      <style:text-properties officeooo:paragraph-rsid="001c6493"/>
    </style:style>
    <style:style style:name="P3" style:family="paragraph" style:parent-style-name="Heading_20_2">
      <style:paragraph-properties fo:break-before="page"/>
      <style:text-properties officeooo:paragraph-rsid="001c6493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osition‑by‑position deep div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Table_20_Heading">Product</text:p>
            </table:table-cell>
            <table:table-cell table:style-name="Tableau1.A1" office:value-type="string">
              <text:p text:style-name="Table_20_Heading">Old %</text:p>
            </table:table-cell>
            <table:table-cell table:style-name="Tableau1.A1" office:value-type="string">
              <text:p text:style-name="Table_20_Heading">New %</text:p>
            </table:table-cell>
            <table:table-cell table:style-name="Tableau1.A1" office:value-type="string">
              <text:p text:style-name="Table_20_Heading">Δ</text:p>
            </table:table-cell>
            <table:table-cell table:style-name="Tableau1.A1" office:value-type="string">
              <text:p text:style-name="Table_20_Heading">Rationale in Depth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Haystacks</text:span></text:p>
          </table:table-cell>
          <table:table-cell table:style-name="Tableau1.A1" office:value-type="string">
            <text:p text:style-name="Table_20_Contents">5%</text:p>
          </table:table-cell>
          <table:table-cell table:style-name="Tableau1.A1" office:value-type="string">
            <text:p text:style-name="Table_20_Contents">5%</text:p>
          </table:table-cell>
          <table:table-cell table:style-name="Tableau1.A1" office:value-type="string">
            <text:p text:style-name="Table_20_Contents">0%</text:p>
          </table:table-cell>
          <table:table-cell table:style-name="Tableau1.A1" office:value-type="string">
            <text:p text:style-name="Table_20_Contents">Pilot spec on “Hayfever.” Tiny odds of a full‑blown needles craze, but enough FOMO that a 5% long captures any mini‑squeeze. Above 5% you’d hit a higher fee tier (≈+0.3% fee), so we leave it unchanged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Ranch sauce</text:span></text:p>
          </table:table-cell>
          <table:table-cell table:style-name="Tableau1.A1" office:value-type="string">
            <text:p text:style-name="Table_20_Contents">10%</text:p>
          </table:table-cell>
          <table:table-cell table:style-name="Tableau1.A1" office:value-type="string">
            <text:p text:style-name="Table_20_Contents">10%</text:p>
          </table:table-cell>
          <table:table-cell table:style-name="Tableau1.A1" office:value-type="string">
            <text:p text:style-name="Table_20_Contents">0%</text:p>
          </table:table-cell>
          <table:table-cell table:style-name="Tableau1.A1" office:value-type="string">
            <text:p text:style-name="Table_20_Contents">M&amp;A synergy story: established cash flows + lift on branding and distribution. 10% sits in a moderate‑fee band (~0.8% base fee), balancing upside vs. integration risk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Cacti Needle</text:span></text:p>
          </table:table-cell>
          <table:table-cell table:style-name="Tableau1.A1" office:value-type="string">
            <text:p text:style-name="Table_20_Contents">15%</text:p>
          </table:table-cell>
          <table:table-cell table:style-name="Tableau1.A1" office:value-type="string">
            <text:p text:style-name="Table_20_Contents">15%</text:p>
          </table:table-cell>
          <table:table-cell table:style-name="Tableau1.A1" office:value-type="string">
            <text:p text:style-name="Table_20_Contents">0%</text:p>
          </table:table-cell>
          <table:table-cell table:style-name="Tableau1.A1" office:value-type="string">
            <text:p text:style-name="Table_20_Contents">Systemic product failure. A 15% short fully captures the downside—any higher and recall costs might already be priced in. Also keeps you clear of the steepest margin requirements on shorts beyond 20%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Solar panels</text:span></text:p>
          </table:table-cell>
          <table:table-cell table:style-name="Tableau1.A1" office:value-type="string">
            <text:p text:style-name="Table_20_Contents">5%</text:p>
          </table:table-cell>
          <table:table-cell table:style-name="Tableau1.A1" office:value-type="string">
            <text:p text:style-name="Table_20_Contents">5%</text:p>
          </table:table-cell>
          <table:table-cell table:style-name="Tableau1.A1" office:value-type="string">
            <text:p text:style-name="Table_20_Contents">0%</text:p>
          </table:table-cell>
          <table:table-cell table:style-name="Tableau1.A1" office:value-type="string">
            <text:p text:style-name="Table_20_Contents">8.4% tax hike is material but partial demand pull‑forward exists; 5% short gives exposure without risking an overshoot if buyers rush in just before implementation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Red Flags</text:span></text:p>
          </table:table-cell>
          <table:table-cell table:style-name="Tableau1.A1" office:value-type="string">
            <text:p text:style-name="Table_20_Contents">20%</text:p>
          </table:table-cell>
          <table:table-cell table:style-name="Tableau1.A1" office:value-type="string">
            <text:p text:style-name="Table_20_Contents">23%</text:p>
          </table:table-cell>
          <table:table-cell table:style-name="Tableau1.A1" office:value-type="string">
            <text:p text:style-name="Table_20_Contents">+3%</text:p>
          </table:table-cell>
          <table:table-cell table:style-name="Tableau1.A1" office:value-type="string">
            <text:p text:style-name="Table_20_Contents"><text:span text:style-name="Strong_20_Emphasis">Supply wipe‑out.</text:span><text:line-break/>• Sandstorm broke the bulk of inventory—true scarcity. <text:line-break/>• Reprints promised but likely delayed. <text:line-break/>• Governments &amp; collectors will fight over every surviving flag. <text:line-break/><text:span text:style-name="Strong_20_Emphasis">Why +3%?</text:span><text:line-break/>23% stays below 25% (the next major fee jump), yet meaningfully ups our payoff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VR Monocle</text:span></text:p>
          </table:table-cell>
          <table:table-cell table:style-name="Tableau1.A1" office:value-type="string">
            <text:p text:style-name="Table_20_Contents">15%</text:p>
          </table:table-cell>
          <table:table-cell table:style-name="Tableau1.A1" office:value-type="string">
            <text:p text:style-name="Table_20_Contents">17%</text:p>
          </table:table-cell>
          <table:table-cell table:style-name="Tableau1.A1" office:value-type="string">
            <text:p text:style-name="Table_20_Contents">+2%</text:p>
          </table:table-cell>
          <table:table-cell table:style-name="Tableau1.A1" office:value-type="string">
            <text:p text:style-name="Table_20_Contents"><text:span text:style-name="Strong_20_Emphasis">Explosive user growth.</text:span><text:line-break/>• MAPs: 800K→4.6M QoQ = 575% surge. <text:line-break/>• Engagement: 18 h30 m avg. daily use = ecosystem lock. <text:line-break/>• Hardware bottleneck inevitable. <text:line-break/><text:span text:style-name="Strong_20_Emphasis">Why +2%?</text:span><text:line-break/>17% maximizes exposure without trigging steeper marginal fees beyond ~20%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Quantum Coffee</text:span></text:p>
          </table:table-cell>
          <table:table-cell table:style-name="Tableau1.A1" office:value-type="string">
            <text:p text:style-name="Table_20_Contents">10%</text:p>
          </table:table-cell>
          <table:table-cell table:style-name="Tableau1.A1" office:value-type="string">
            <text:p text:style-name="Table_20_Contents">10%</text:p>
          </table:table-cell>
          <table:table-cell table:style-name="Tableau1.A1" office:value-type="string">
            <text:p text:style-name="Table_20_Contents">0%</text:p>
          </table:table-cell>
          <table:table-cell table:style-name="Tableau1.A1" office:value-type="string">
            <text:p text:style-name="Table_20_Contents">Health scare → potential ban. The binary ban catalyst is hugely negative, so 10% shorts it fully while leaving room to revisit if the ban timeline shifts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Moonshine</text:span></text:p>
          </table:table-cell>
          <table:table-cell table:style-name="Tableau1.A1" office:value-type="string">
            <text:p text:style-name="Table_20_Contents">5%</text:p>
          </table:table-cell>
          <table:table-cell table:style-name="Tableau1.A1" office:value-type="string">
            <text:p text:style-name="Table_20_Contents">5%</text:p>
          </table:table-cell>
          <table:table-cell table:style-name="Tableau1.A1" office:value-type="string">
            <text:p text:style-name="Table_20_Contents">0%</text:p>
          </table:table-cell>
          <table:table-cell table:style-name="Tableau1.A1" office:value-type="string">
            <text:p text:style-name="Table_20_Contents">“To the moon!” hype around the next launch. Pure event play—small pilot to catch the pop without overexposure if overhyped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Striped shirts</text:span></text:p>
          </table:table-cell>
          <table:table-cell table:style-name="Tableau1.A1" office:value-type="string">
            <text:p text:style-name="Table_20_Contents">10%</text:p>
          </table:table-cell>
          <table:table-cell table:style-name="Tableau1.A1" office:value-type="string">
            <text:p text:style-name="Table_20_Contents">10%</text:p>
          </table:table-cell>
          <table:table-cell table:style-name="Tableau1.A1" office:value-type="string">
            <text:p text:style-name="Table_20_Contents">0%</text:p>
          </table:table-cell>
          <table:table-cell table:style-name="Tableau1.A1" office:value-type="string">
            <text:p text:style-name="Table_20_Contents">Fashion trend. Two designers pushing the same palette + discount code = high pre‑order probability. 10% captures runway upside but avoids the fickleness of consumer trends if they fizzle by season launch.</text:p>
          </table:table-cell>
        </table:table-row>
        <table:table-row>
          <table:table-cell table:style-name="Tableau1.A1" office:value-type="string">
            <text:p text:style-name="Table_20_Contents">**         Total**</text:p>
          </table:table-cell>
          <table:table-cell table:style-name="Tableau1.A1" office:value-type="string">
            <text:p text:style-name="Table_20_Contents">100%</text:p>
          </table:table-cell>
          <table:table-cell table:style-name="Tableau1.A1" office:value-type="string">
            <text:p text:style-name="Table_20_Contents">100%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 </text:p>
          </table:table-cell>
        </table:table-row>
      </table:table>
      <text:h text:style-name="P2" text:outline-level="2"><text:line-break/></text:h>
      <text:h text:style-name="P3" text:outline-level="2">C. Fee‑Curve &amp; Risk Management Nuances</text:h>
      <text:list text:style-name="L1">
        <text:list-item>
          <text:p text:style-name="P4"><text:span text:style-name="Strong_20_Emphasis">Marginal Fee Tiers by Good</text:span></text:p>
          <text:list>
            <text:list-item>
              <text:p text:style-name="P4">Below ~10% allocations: fee ≈ 0.5–1.0% per trade.</text:p>
            </text:list-item>
            <text:list-item>
              <text:p text:style-name="P4">Between ~10–20%: fee ratchets up gradually to ~1.5–2.0%.</text:p>
            </text:list-item>
            <text:list-item>
              <text:p text:style-name="P4">Above ~25%: fees jump sharply (≥ 3%).</text:p>
            </text:list-item>
          </text:list>
          <text:p text:style-name="P4">By capping Red Flags at 23% and VR Monocle at 17%, we stay inside the “sweet spot” where each incremental percent still yields strong net returns without crossing into punitive fee territory.</text:p>
        </text:list-item>
        <text:list-item>
          <text:p text:style-name="P4"><text:span text:style-name="Strong_20_Emphasis">Conviction‑Weighted Sizing</text:span></text:p>
          <text:list>
            <text:list-item>
              <text:p text:style-name="P4"><text:span text:style-name="Strong_20_Emphasis">High‑conviction longs</text:span>: Red Flags (23%), VR Monocle (17%) → biggest drivers of upside.</text:p>
            </text:list-item>
            <text:list-item>
              <text:p text:style-name="P4"><text:span text:style-name="Strong_20_Emphasis">Medium‑conviction longs</text:span>: Ranch sauce (10%), Striped shirts (10%) → M&amp;A &amp; fashion buzz have solid but less dramatic catalysts.</text:p>
            </text:list-item>
            <text:list-item>
              <text:p text:style-name="P4"><text:span text:style-name="Strong_20_Emphasis">Targeted shorts</text:span>: Cacti Needle (15%), Quantum Coffee (10%), Solar panels (5%) → precise bets on known downstream cost shocks or health bans.</text:p>
            </text:list-item>
            <text:list-item>
              <text:p text:style-name="P4"><text:span text:style-name="Strong_20_Emphasis">Speculative pilots</text:span>: Haystacks (5%), Moonshine (5%) → pure event/hype plays, sized to capture quick pops.</text:p>
            </text:list-item>
          </text:list>
        </text:list-item>
        <text:list-item>
          <text:p text:style-name="P4"><text:span text:style-name="Strong_20_Emphasis">Correlation &amp; Diversification</text:span></text:p>
          <text:list>
            <text:list-item>
              <text:p text:style-name="P4">We avoid over‑weighting two plays in the same “sector.” Red Flags (textiles/flags logistics) is uncorrelated with VR Monocle (tech/hardware), minimizing volta‑volatility drag if one story misfires.</text:p>
            </text:list-item>
            <text:list-item>
              <text:p text:style-name="P4">Shorts and longs offset if macro risk aversion spikes: e.g. if consumers pull back overall, our shorts in Cacti/Quantum soften the blow to the longs.</text:p>
            </text:list-item>
          </text:list>
        </text:list-item>
        <text:list-item>
          <text:p text:style-name="P4"><text:span text:style-name="Strong_20_Emphasis">No Dry Powder But Ongoing Flexibility</text:span></text:p>
          <text:list>
            <text:list-item>
              <text:p text:style-name="P4">You can still re‑submit up until market close if an unprecedented bulletin arrives—but at 100% you’d need to rebalance off one of these positions. Given your confidence, that trade‑off is acceptable to maximize today’s return.</text:p>
            </text:list-item>
          </text:list>
        </text:list-item>
      </text:list>
      <text:p text:style-name="Horizontal_20_Line"/>
      <text:h text:style-name="Heading_20_3" text:outline-level="3">Bottom‑Line Takeaway</text:h>
      <text:p text:style-name="Text_20_body">By fully deploying to <text:span text:style-name="Strong_20_Emphasis">100%</text:span>, we:</text:p>
      <text:list text:style-name="L2">
        <text:list-item>
          <text:p text:style-name="P5"><text:span text:style-name="Strong_20_Emphasis">Amplify</text:span> our biggest expected winners (Red Flags, VR Monocle)</text:p>
        </text:list-item>
        <text:list-item>
          <text:p text:style-name="P5"><text:span text:style-name="Strong_20_Emphasis">Maintain</text:span> precise exposure on all other convictions without tripping into high‑fee corridors</text:p>
        </text:list-item>
        <text:list-item>
          <text:p text:style-name="P5"><text:span text:style-name="Strong_20_Emphasis">Exploit</text:span> every SeaShell at our disposal—no idle capital, no missed return</text:p>
        </text:list-item>
      </text:list>
      <text:p text:style-name="Text_20_body">This is a surgically precise, fee‑aware, conviction‑tiered portfolio designed to squeeze every drop of Alpha out of today’s live‑news landscape. Good luck on the West Archipelago Exchange!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6:24:04.615554700</meta:creation-date>
    <dc:date>2025-04-19T16:26:01.573992518</dc:date>
    <meta:editing-duration>PT1M56S</meta:editing-duration>
    <meta:editing-cycles>2</meta:editing-cycles>
    <meta:generator>LibreOffice/24.8.6.2$Linux_X86_64 LibreOffice_project/d50be90c1d90f0f90a5235ffcbbafbbfa38a83c2</meta:generator>
    <meta:document-statistic meta:table-count="1" meta:image-count="0" meta:object-count="0" meta:page-count="3" meta:paragraph-count="78" meta:word-count="660" meta:character-count="3975" meta:non-whitespace-character-count="3400"/>
  </office:meta>
</office:document-meta>
</file>